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815in" svg:height="2.7638in" svg:x="0.9886in" svg:y="1.9394in">
            <draw:object draw:notify-on-update-of-ranges="Sheet1.B3:Sheet1.B7 Sheet1.C2:Sheet1.C2 Sheet1.C3:Sheet1.C7 Sheet1.D2:Sheet1.D2 Sheet1.D3:Sheet1.D7 Sheet1.E2:Sheet1.E2 Sheet1.E3:Sheet1.E7 Sheet1.F2:Sheet1.F2 Sheet1.F3:Sheet1.F7 Sheet1.G2:Sheet1.G2 Sheet1.G3:Sheet1.G7 Sheet1.H2:Sheet1.H2 Sheet1.H3:Sheet1.H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number-columns-repeated="3" table:default-cell-style-name="ce3"/>
        <table:table-row table:style-name="ro1">
          <table:table-cell table:number-columns-repeated="5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F1</text:p>
          </table:table-cell>
          <table:table-cell office:value-type="string" calcext:value-type="string">
            <text:p>Weighted Precision</text:p>
          </table:table-cell>
          <table:table-cell office:value-type="string" calcext:value-type="string">
            <text:p>Weighted Recall</text:p>
          </table:table-cell>
          <table:table-cell table:style-name="Default" office:value-type="string" calcext:value-type="string">
            <text:p>Average F1</text:p>
          </table:table-cell>
          <table:table-cell table:style-name="Default" office:value-type="string" calcext:value-type="string">
            <text:p>Average Precision</text:p>
          </table:table-cell>
          <table:table-cell table:style-name="Default" office:value-type="string" calcext:value-type="string">
            <text:p>Average Recall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8.41" calcext:value-type="float">
            <text:p>88.41</text:p>
          </table:table-cell>
          <table:table-cell office:value-type="float" office:value="92.16" calcext:value-type="float">
            <text:p>92.16</text:p>
          </table:table-cell>
          <table:table-cell office:value-type="float" office:value="88.86" calcext:value-type="float">
            <text:p>88.86</text:p>
          </table:table-cell>
          <table:table-cell office:value-type="float" office:value="92.19" calcext:value-type="float">
            <text:p>92.19</text:p>
          </table:table-cell>
          <table:table-cell office:value-type="float" office:value="94.73" calcext:value-type="float">
            <text:p>94.73</text:p>
          </table:table-cell>
          <table:table-cell office:value-type="float" office:value="92.4" calcext:value-type="float">
            <text:p>92.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2.18" calcext:value-type="float">
            <text:p>92.18</text:p>
          </table:table-cell>
          <table:table-cell office:value-type="float" office:value="94.73" calcext:value-type="float">
            <text:p>94.73</text:p>
          </table:table-cell>
          <table:table-cell office:value-type="float" office:value="92.37" calcext:value-type="float">
            <text:p>92.37</text:p>
          </table:table-cell>
          <table:table-cell office:value-type="float" office:value="92.19" calcext:value-type="float">
            <text:p>92.19</text:p>
          </table:table-cell>
          <table:table-cell office:value-type="float" office:value="94.73" calcext:value-type="float">
            <text:p>94.73</text:p>
          </table:table-cell>
          <table:table-cell office:value-type="float" office:value="92.4" calcext:value-type="float">
            <text:p>92.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1.13" calcext:value-type="float">
            <text:p>91.13</text:p>
          </table:table-cell>
          <table:table-cell office:value-type="float" office:value="94.02" calcext:value-type="float">
            <text:p>94.02</text:p>
          </table:table-cell>
          <table:table-cell office:value-type="float" office:value="91.39" calcext:value-type="float">
            <text:p>91.39</text:p>
          </table:table-cell>
          <table:table-cell office:value-type="float" office:value="92.19" calcext:value-type="float">
            <text:p>92.19</text:p>
          </table:table-cell>
          <table:table-cell office:value-type="float" office:value="94.73" calcext:value-type="float">
            <text:p>94.73</text:p>
          </table:table-cell>
          <table:table-cell office:value-type="float" office:value="92.4" calcext:value-type="float">
            <text:p>92.4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5.56" calcext:value-type="float">
            <text:p>95.56</text:p>
          </table:table-cell>
          <table:table-cell office:value-type="float" office:value="97.01" calcext:value-type="float">
            <text:p>97.01</text:p>
          </table:table-cell>
          <table:table-cell office:value-type="float" office:value="95.62" calcext:value-type="float">
            <text:p>95.62</text:p>
          </table:table-cell>
          <table:table-cell office:value-type="float" office:value="92.19" calcext:value-type="float">
            <text:p>92.19</text:p>
          </table:table-cell>
          <table:table-cell office:value-type="float" office:value="94.73" calcext:value-type="float">
            <text:p>94.73</text:p>
          </table:table-cell>
          <table:table-cell office:value-type="float" office:value="92.4" calcext:value-type="float">
            <text:p>92.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3.65" calcext:value-type="float">
            <text:p>93.65</text:p>
          </table:table-cell>
          <table:table-cell office:value-type="float" office:value="95.73" calcext:value-type="float">
            <text:p>95.73</text:p>
          </table:table-cell>
          <table:table-cell office:value-type="float" office:value="93.78" calcext:value-type="float">
            <text:p>93.78</text:p>
          </table:table-cell>
          <table:table-cell office:value-type="float" office:value="92.19" calcext:value-type="float">
            <text:p>92.19</text:p>
          </table:table-cell>
          <table:table-cell office:value-type="float" office:value="94.73" calcext:value-type="float">
            <text:p>94.73</text:p>
          </table:table-cell>
          <table:table-cell office:value-type="float" office:value="92.4" calcext:value-type="float">
            <text:p>92.40</text:p>
          </table:table-cell>
        </table:table-row>
        <table:table-row table:style-name="ro1">
          <table:table-cell/>
          <table:table-cell table:style-name="ce1"/>
          <table:table-cell table:style-name="ce2" table:number-columns-repeated="3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9:54:52.504287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ejen </meta:initial-creator>
    <meta:creation-date>2017-03-23T10:41:37.976905849</meta:creation-date>
    <dc:date>2017-05-08T14:00:37.294728413</dc:date>
    <dc:creator>runejen </dc:creator>
    <meta:editing-duration>PT2M54S</meta:editing-duration>
    <meta:editing-cycles>5</meta:editing-cycles>
    <meta:generator>LibreOffice/4.2.8.2$Linux_X86_64 LibreOffice_project/420m0$Build-2</meta:generator>
    <meta:document-statistic meta:table-count="1" meta:cell-count="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8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draw:stroke="dash" draw:stroke-dash="Dashed_20__28_var_29_"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4cm" svg:height="7.021cm" xlink:href=".." xlink:type="simple" chart:class="chart:line" chart:style-name="ch1">
        <chart:legend svg:x="0.297cm" svg:y="0.065cm" style:legend-expansion="custom" chartooo:width="14.336cm" chartooo:height="1.374cm" style:legend-expansion-aspect-ratio="10.433770014556" chart:style-name="ch2"/>
        <chart:plot-area chart:style-name="ch3" table:cell-range-address="Sheet1.B2:Sheet1.H7" chart:data-source-has-labels="both" svg:x="0.249cm" svg:y="1.242cm" svg:width="14.458cm" svg:height="5.151cm">
          <chartooo:coordinate-region svg:x="0.87cm" svg:y="1.441cm" svg:width="13.743cm" svg:height="4.305cm"/>
          <chart:axis chart:dimension="x" chart:name="primary-x" chart:style-name="ch4" chartooo:axis-type="auto">
            <chartooo:date-scale/>
            <chart:categories table:cell-range-address="Sheet1.B3:Sheet1.B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7" chart:label-cell-address="Sheet1.C2:Sheet1.C2" chart:class="chart:line">
            <chart:data-point chart:repeated="5"/>
          </chart:series>
          <chart:series chart:style-name="ch8" chart:values-cell-range-address="Sheet1.D3:Sheet1.D7" chart:label-cell-address="Sheet1.D2:Sheet1.D2" chart:class="chart:line">
            <chart:data-point chart:repeated="5"/>
          </chart:series>
          <chart:series chart:style-name="ch9" chart:values-cell-range-address="Sheet1.E3:Sheet1.E7" chart:label-cell-address="Sheet1.E2:Sheet1.E2" chart:class="chart:line">
            <chart:data-point chart:repeated="5"/>
          </chart:series>
          <chart:series chart:style-name="ch10" chart:values-cell-range-address="Sheet1.F3:Sheet1.F7" chart:label-cell-address="Sheet1.F2:Sheet1.F2" chart:class="chart:line">
            <chart:data-point chart:repeated="5"/>
          </chart:series>
          <chart:series chart:style-name="ch11" chart:values-cell-range-address="Sheet1.G3:Sheet1.G7" chart:label-cell-address="Sheet1.G2:Sheet1.G2" chart:class="chart:line">
            <chart:data-point chart:repeated="5"/>
          </chart:series>
          <chart:series chart:style-name="ch12" chart:values-cell-range-address="Sheet1.H3:Sheet1.H7" chart:label-cell-address="Sheet1.H2:Sheet1.H2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ighted F1</text:p>
                <draw:g>
                  <svg:desc>Sheet1.C2:Sheet1.C2</svg:desc>
                </draw:g>
              </table:table-cell>
              <table:table-cell office:value-type="string">
                <text:p>Weighted Precision</text:p>
                <draw:g>
                  <svg:desc>Sheet1.D2:Sheet1.D2</svg:desc>
                </draw:g>
              </table:table-cell>
              <table:table-cell office:value-type="string">
                <text:p>Weighted Recall</text:p>
                <draw:g>
                  <svg:desc>Sheet1.E2:Sheet1.E2</svg:desc>
                </draw:g>
              </table:table-cell>
              <table:table-cell office:value-type="string">
                <text:p>Average F1</text:p>
                <draw:g>
                  <svg:desc>Sheet1.F2:Sheet1.F2</svg:desc>
                </draw:g>
              </table:table-cell>
              <table:table-cell office:value-type="string">
                <text:p>Average Precision</text:p>
                <draw:g>
                  <svg:desc>Sheet1.G2:Sheet1.G2</svg:desc>
                </draw:g>
              </table:table-cell>
              <table:table-cell office:value-type="string">
                <text:p>Average Recall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B3:Sheet1.B7</svg:desc>
                </draw:g>
              </table:table-cell>
              <table:table-cell office:value-type="float" office:value="88.41">
                <text:p>88.41</text:p>
                <draw:g>
                  <svg:desc>Sheet1.C3:Sheet1.C7</svg:desc>
                </draw:g>
              </table:table-cell>
              <table:table-cell office:value-type="float" office:value="92.16">
                <text:p>92.16</text:p>
                <draw:g>
                  <svg:desc>Sheet1.D3:Sheet1.D7</svg:desc>
                </draw:g>
              </table:table-cell>
              <table:table-cell office:value-type="float" office:value="88.86">
                <text:p>88.86</text:p>
                <draw:g>
                  <svg:desc>Sheet1.E3:Sheet1.E7</svg:desc>
                </draw:g>
              </table:table-cell>
              <table:table-cell office:value-type="float" office:value="92.19">
                <text:p>92.19</text:p>
                <draw:g>
                  <svg:desc>Sheet1.F3:Sheet1.F7</svg:desc>
                </draw:g>
              </table:table-cell>
              <table:table-cell office:value-type="float" office:value="94.73">
                <text:p>94.73</text:p>
                <draw:g>
                  <svg:desc>Sheet1.G3:Sheet1.G7</svg:desc>
                </draw:g>
              </table:table-cell>
              <table:table-cell office:value-type="float" office:value="92.4">
                <text:p>92.4</text:p>
                <draw:g>
                  <svg:desc>Sheet1.H3:Sheet1.H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2.18">
                <text:p>92.18</text:p>
              </table:table-cell>
              <table:table-cell office:value-type="float" office:value="94.73">
                <text:p>94.73</text:p>
              </table:table-cell>
              <table:table-cell office:value-type="float" office:value="92.37">
                <text:p>92.37</text:p>
              </table:table-cell>
              <table:table-cell office:value-type="float" office:value="92.19">
                <text:p>92.19</text:p>
              </table:table-cell>
              <table:table-cell office:value-type="float" office:value="94.73">
                <text:p>94.73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1.13">
                <text:p>91.13</text:p>
              </table:table-cell>
              <table:table-cell office:value-type="float" office:value="94.02">
                <text:p>94.02</text:p>
              </table:table-cell>
              <table:table-cell office:value-type="float" office:value="91.39">
                <text:p>91.39</text:p>
              </table:table-cell>
              <table:table-cell office:value-type="float" office:value="92.19">
                <text:p>92.19</text:p>
              </table:table-cell>
              <table:table-cell office:value-type="float" office:value="94.73">
                <text:p>94.73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56">
                <text:p>95.56</text:p>
              </table:table-cell>
              <table:table-cell office:value-type="float" office:value="97.01">
                <text:p>97.01</text:p>
              </table:table-cell>
              <table:table-cell office:value-type="float" office:value="95.62">
                <text:p>95.62</text:p>
              </table:table-cell>
              <table:table-cell office:value-type="float" office:value="92.19">
                <text:p>92.19</text:p>
              </table:table-cell>
              <table:table-cell office:value-type="float" office:value="94.73">
                <text:p>94.73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3.65">
                <text:p>93.65</text:p>
              </table:table-cell>
              <table:table-cell office:value-type="float" office:value="95.73">
                <text:p>95.73</text:p>
              </table:table-cell>
              <table:table-cell office:value-type="float" office:value="93.78">
                <text:p>93.78</text:p>
              </table:table-cell>
              <table:table-cell office:value-type="float" office:value="92.19">
                <text:p>92.19</text:p>
              </table:table-cell>
              <table:table-cell office:value-type="float" office:value="94.73">
                <text:p>94.73</text:p>
              </table:table-cell>
              <table:table-cell office:value-type="float" office:value="92.4">
                <text:p>9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